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r.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.warning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.printError( String type , XML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riter.printUsag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Writer.setOutput( OutputStream stream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.normalizeAndPrint( char 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riter.endElement( QName elemen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.setOutput( java . io .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.normalizeAndPrint( XML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iter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r.fatal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.Writer( XMLParser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.normalizeAndPrint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.comment( XMLString text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riter.emptyElement( QName element , XMLAttributes attrs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riter.startElement( QName element , XMLAttributes attrs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riter.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.startDocument( XMLLocator locator , String encoding , NamespaceContext namespaceCon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iter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r.setCanonical( boolean canon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.processingInstruction( String target , XMLString data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riter.main( String argv [ ]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9">
            <text:p text:style-name="Table_20_Contents">1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